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BlackWind9</text:p>
          </table:table-cell>
          <table:table-cell table:style-name="ce1" office:value-type="string" calcext:value-type="string">
            <text:p>AluX</text:p>
          </table:table-cell>
          <table:table-cell table:style-name="ce1" office:value-type="string" calcext:value-type="string">
            <text:p>Revel</text:p>
          </table:table-cell>
          <table:table-cell table:style-name="ce13" office:value-type="string" calcext:value-type="string">
            <text:p>Yokipi</text:p>
          </table:table-cell>
          <table:table-cell table:style-name="ce1" office:value-type="string" calcext:value-type="string">
            <text:p>Jlin2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Malorn44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Klinsk</text:p>
          </table:table-cell>
          <table:table-cell table:style-name="ce1" office:value-type="string" calcext:value-type="string">
            <text:p>Sgtvp</text:p>
          </table:table-cell>
          <table:table-cell table:style-name="ce1" office:value-type="string" calcext:value-type="string">
            <text:p>likejaxirl</text:p>
          </table:table-cell>
          <table:table-cell table:style-name="ce1" office:value-type="string" calcext:value-type="string">
            <text:p>xSardin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text:p><text:a xlink:href="https://files.catbox.moe/arifys.webm" xlink:type="simple">"Konayuki" by Rie Takahashi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F2]+[.G2]+[.H2]+[.I2]+[.J2]+[.K2]+[.L2]+[.M2]+[.N2]+[.O2]+[.P2]+[.Q2]+[.R2]+[.S2]" office:value-type="float" office:value="154" calcext:value-type="float">
            <text:p>15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e:Zero kara Hajimeru Isekai Seikatsu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text:p><text:a xlink:href="https://files.catbox.moe/n6ng59.webm" xlink:type="simple">"Stay Alive" by Rie Takahashi</text:a></text:p>
          </table:table-cell>
          <table:table-cell table:style-name="ce7" table:formula="of:=[.D2]+1" office:value-type="float" office:value="2" calcext:value-type="float">
            <text:p>2</text:p>
          </table:table-cell>
          <table:table-cell table:style-name="ce7" table:formula="of:=[.F3]+[.G3]+[.H3]+[.I3]+[.J3]+[.K3]+[.L3]+[.M3]+[.N3]+[.O3]+[.P3]+[.Q3]+[.R3]+[.S3]" office:value-type="float" office:value="169" calcext:value-type="float">
            <text:p>16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5</text:p>
          </table:table-cell>
          <table:table-cell table:style-name="ce5" office:value-type="string" calcext:value-type="string">
            <text:p><text:a xlink:href="https://files.catbox.moe/8pcg01.webm" xlink:type="simple">"Chiisana Koi no Uta" by Rie Takahashi</text:a></text:p>
          </table:table-cell>
          <table:table-cell table:style-name="ce7" table:formula="of:=[.D3]+1" office:value-type="float" office:value="3" calcext:value-type="float">
            <text:p>3</text:p>
          </table:table-cell>
          <table:table-cell table:style-name="ce7" table:formula="of:=[.F4]+[.G4]+[.H4]+[.I4]+[.J4]+[.K4]+[.L4]+[.M4]+[.N4]+[.O4]+[.P4]+[.Q4]+[.R4]+[.S4]" office:value-type="float" office:value="173" calcext:value-type="float">
            <text:p>17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text:p><text:a xlink:href="https://files.catbox.moe/ogoukx.webm" xlink:type="simple">"Kiseki" by Rie Takahashi</text:a></text:p>
          </table:table-cell>
          <table:table-cell table:style-name="ce7" table:formula="of:=[.D4]+1" office:value-type="float" office:value="4" calcext:value-type="float">
            <text:p>4</text:p>
          </table:table-cell>
          <table:table-cell table:style-name="ce7" table:formula="of:=[.F5]+[.G5]+[.H5]+[.I5]+[.J5]+[.K5]+[.L5]+[.M5]+[.N5]+[.O5]+[.P5]+[.Q5]+[.R5]+[.S5]" office:value-type="float" office:value="219" calcext:value-type="float">
            <text:p>21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e:Zero kara Hajimeru Isekai Seikatsu 2nd Season Part 2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text:p><text:a xlink:href="https://files.catbox.moe/4rah93.webm" xlink:type="simple">"Door" by Rie Takahashi</text:a></text:p>
          </table:table-cell>
          <table:table-cell table:style-name="ce7" table:formula="of:=[.D5]+1" office:value-type="float" office:value="5" calcext:value-type="float">
            <text:p>5</text:p>
          </table:table-cell>
          <table:table-cell table:style-name="ce7" table:formula="of:=[.F6]+[.G6]+[.H6]+[.I6]+[.J6]+[.K6]+[.L6]+[.M6]+[.N6]+[.O6]+[.P6]+[.Q6]+[.R6]+[.S6]" office:value-type="float" office:value="226" calcext:value-type="float">
            <text:p>22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8</text:p>
          </table:table-cell>
          <table:table-cell table:style-name="ce5" office:value-type="string" calcext:value-type="string">
            <text:p><text:a xlink:href="https://files.catbox.moe/kcnll3.webm" xlink:type="simple">"Yasashii Kimochi" by Rie Takahashi</text:a></text:p>
          </table:table-cell>
          <table:table-cell table:style-name="ce7" table:formula="of:=[.D6]+1" office:value-type="float" office:value="6" calcext:value-type="float">
            <text:p>6</text:p>
          </table:table-cell>
          <table:table-cell table:style-name="ce7" table:formula="of:=[.F7]+[.G7]+[.H7]+[.I7]+[.J7]+[.K7]+[.L7]+[.M7]+[.N7]+[.O7]+[.P7]+[.Q7]+[.R7]+[.S7]" office:value-type="float" office:value="241" calcext:value-type="float">
            <text:p>24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ne Room Third Season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text:p><text:a xlink:href="https://files.catbox.moe/m92mfj.webm" xlink:type="simple">"Yuki no Machi to Kuusou no Time Machine" by Rie Takahashi</text:a></text:p>
          </table:table-cell>
          <table:table-cell table:style-name="ce7" table:formula="of:=[.D7]+1" office:value-type="float" office:value="7" calcext:value-type="float">
            <text:p>7</text:p>
          </table:table-cell>
          <table:table-cell table:style-name="ce7" table:formula="of:=[.F8]+[.G8]+[.H8]+[.I8]+[.J8]+[.K8]+[.L8]+[.M8]+[.N8]+[.O8]+[.P8]+[.Q8]+[.R8]+[.S8]" office:value-type="float" office:value="242" calcext:value-type="float">
            <text:p>24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8ico4w.webm" xlink:type="simple">"Kimagure Romantic" by Rie Takahashi</text:a></text:p>
          </table:table-cell>
          <table:table-cell table:style-name="ce7" table:formula="of:=[.D8]+1" office:value-type="float" office:value="8" calcext:value-type="float">
            <text:p>8</text:p>
          </table:table-cell>
          <table:table-cell table:style-name="ce7" table:formula="of:=[.F9]+[.G9]+[.H9]+[.I9]+[.J9]+[.K9]+[.L9]+[.M9]+[.N9]+[.O9]+[.P9]+[.Q9]+[.R9]+[.S9]" office:value-type="float" office:value="250" calcext:value-type="float">
            <text:p>25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7</text:p>
          </table:table-cell>
          <table:table-cell table:style-name="ce5" office:value-type="string" calcext:value-type="string">
            <text:p><text:a xlink:href="https://files.catbox.moe/ste9eh.webm" xlink:type="simple">"Deatta Koro no You ni" by Rie Takahashi</text:a></text:p>
          </table:table-cell>
          <table:table-cell table:style-name="ce7" table:formula="of:=[.D9]+1" office:value-type="float" office:value="9" calcext:value-type="float">
            <text:p>9</text:p>
          </table:table-cell>
          <table:table-cell table:style-name="ce7" table:formula="of:=[.F10]+[.G10]+[.H10]+[.I10]+[.J10]+[.K10]+[.L10]+[.M10]+[.N10]+[.O10]+[.P10]+[.Q10]+[.R10]+[.S10]" office:value-type="float" office:value="256" calcext:value-type="float">
            <text:p>2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5</text:p>
          </table:table-cell>
          <table:table-cell table:style-name="ce5" office:value-type="string" calcext:value-type="string">
            <text:p><text:a xlink:href="https://files.catbox.moe/yvwds8.webm" xlink:type="simple">"STARS" by Rie Takahashi</text:a></text:p>
          </table:table-cell>
          <table:table-cell table:style-name="ce7" table:formula="of:=[.D10]+1" office:value-type="float" office:value="10" calcext:value-type="float">
            <text:p>10</text:p>
          </table:table-cell>
          <table:table-cell table:style-name="ce7" table:formula="of:=[.F11]+[.G11]+[.H11]+[.I11]+[.J11]+[.K11]+[.L11]+[.M11]+[.N11]+[.O11]+[.P11]+[.Q11]+[.R11]+[.S11]" office:value-type="float" office:value="281" calcext:value-type="float">
            <text:p>28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7</text:p>
          </table:table-cell>
          <table:table-cell table:style-name="ce5" office:value-type="string" calcext:value-type="string">
            <text:p><text:a xlink:href="https://files.catbox.moe/uox9uq.webm" xlink:type="simple">"Iwanai kedo ne." by Rie Takahashi</text:a></text:p>
          </table:table-cell>
          <table:table-cell table:style-name="ce7" table:formula="of:=[.D11]+1" office:value-type="float" office:value="11" calcext:value-type="float">
            <text:p>11</text:p>
          </table:table-cell>
          <table:table-cell table:style-name="ce7" table:formula="of:=[.F12]+[.G12]+[.H12]+[.I12]+[.J12]+[.K12]+[.L12]+[.M12]+[.N12]+[.O12]+[.P12]+[.Q12]+[.R12]+[.S12]" office:value-type="float" office:value="286" calcext:value-type="float">
            <text:p>28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text:p><text:a xlink:href="https://files.catbox.moe/60gi1w.webm" xlink:type="simple">"AM11:00" by Rie Takahashi</text:a></text:p>
          </table:table-cell>
          <table:table-cell table:style-name="ce7" table:formula="of:=[.D12]+1" office:value-type="float" office:value="12" calcext:value-type="float">
            <text:p>12</text:p>
          </table:table-cell>
          <table:table-cell table:style-name="ce7" table:formula="of:=[.F13]+[.G13]+[.H13]+[.I13]+[.J13]+[.K13]+[.L13]+[.M13]+[.N13]+[.O13]+[.P13]+[.Q13]+[.R13]+[.S13]" office:value-type="float" office:value="291" calcext:value-type="float">
            <text:p>29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36" calcext:value-type="float">
            <text:p>3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6</text:p>
          </table:table-cell>
          <table:table-cell table:style-name="ce5" office:value-type="string" calcext:value-type="string">
            <text:p><text:a xlink:href="https://files.catbox.moe/e28has.webm" xlink:type="simple">"Trauma" by Rie Takahashi</text:a></text:p>
          </table:table-cell>
          <table:table-cell table:style-name="ce7" table:formula="of:=[.D13]+1" office:value-type="float" office:value="13" calcext:value-type="float">
            <text:p>13</text:p>
          </table:table-cell>
          <table:table-cell table:style-name="ce7" table:formula="of:=[.F14]+[.G14]+[.H14]+[.I14]+[.J14]+[.K14]+[.L14]+[.M14]+[.N14]+[.O14]+[.P14]+[.Q14]+[.R14]+[.S14]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gac6v0.webm" xlink:type="simple">"Kanade" by Rie Takahashi</text:a></text:p>
          </table:table-cell>
          <table:table-cell table:style-name="ce7" table:formula="of:=[.D14]+1" office:value-type="float" office:value="14" calcext:value-type="float">
            <text:p>14</text:p>
          </table:table-cell>
          <table:table-cell table:style-name="ce7" table:formula="of:=[.F15]+[.G15]+[.H15]+[.I15]+[.J15]+[.K15]+[.L15]+[.M15]+[.N15]+[.O15]+[.P15]+[.Q15]+[.R15]+[.S15]" office:value-type="float" office:value="306" calcext:value-type="float">
            <text:p>30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4</text:p>
          </table:table-cell>
          <table:table-cell table:style-name="ce5" office:value-type="string" calcext:value-type="string">
            <text:p><text:a xlink:href="https://files.catbox.moe/p2tlvh.webm" xlink:type="simple">"Kaze Fukeba Koi" by Rie Takahashi</text:a></text:p>
          </table:table-cell>
          <table:table-cell table:style-name="ce7" table:formula="of:=[.D15]+1" office:value-type="float" office:value="15" calcext:value-type="float">
            <text:p>15</text:p>
          </table:table-cell>
          <table:table-cell table:style-name="ce7" table:formula="of:=[.F16]+[.G16]+[.H16]+[.I16]+[.J16]+[.K16]+[.L16]+[.M16]+[.N16]+[.O16]+[.P16]+[.Q16]+[.R16]+[.S16]" office:value-type="float" office:value="319" calcext:value-type="float">
            <text:p>31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text:p><text:a xlink:href="https://files.catbox.moe/7azrqb.webm" xlink:type="simple">"Jitensha" by Rie Takahashi</text:a></text:p>
          </table:table-cell>
          <table:table-cell table:style-name="ce7" table:formula="of:=[.D16]+1" office:value-type="float" office:value="16" calcext:value-type="float">
            <text:p>16</text:p>
          </table:table-cell>
          <table:table-cell table:style-name="ce7" table:formula="of:=[.F17]+[.G17]+[.H17]+[.I17]+[.J17]+[.K17]+[.L17]+[.M17]+[.N17]+[.O17]+[.P17]+[.Q17]+[.R17]+[.S17]" office:value-type="float" office:value="322" calcext:value-type="float">
            <text:p>32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</text:p>
          </table:table-cell>
          <table:table-cell table:style-name="ce2" office:value-type="string" calcext:value-type="string">
            <text:p>ED6</text:p>
          </table:table-cell>
          <table:table-cell table:style-name="ce5" office:value-type="string" calcext:value-type="string">
            <text:p><text:a xlink:href="https://files.catbox.moe/9qmcij.webm" xlink:type="simple">"Ai Uta" by Rie Takahashi</text:a></text:p>
          </table:table-cell>
          <table:table-cell table:style-name="ce7" table:formula="of:=[.D17]+1" office:value-type="float" office:value="17" calcext:value-type="float">
            <text:p>17</text:p>
          </table:table-cell>
          <table:table-cell table:style-name="ce7" table:formula="of:=[.F18]+[.G18]+[.H18]+[.I18]+[.J18]+[.K18]+[.L18]+[.M18]+[.N18]+[.O18]+[.P18]+[.Q18]+[.R18]+[.S18]" office:value-type="float" office:value="323" calcext:value-type="float">
            <text:p>3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7</text:p>
          </table:table-cell>
          <table:table-cell table:style-name="ce5" office:value-type="string" calcext:value-type="string">
            <text:p><text:a xlink:href="https://files.catbox.moe/zc4xg9.webm" xlink:type="simple">"Dilemma" by Rie Takahashi</text:a></text:p>
          </table:table-cell>
          <table:table-cell table:style-name="ce7" table:formula="of:=[.D18]+1" office:value-type="float" office:value="18" calcext:value-type="float">
            <text:p>18</text:p>
          </table:table-cell>
          <table:table-cell table:style-name="ce7" table:formula="of:=[.F19]+[.G19]+[.H19]+[.I19]+[.J19]+[.K19]+[.L19]+[.M19]+[.N19]+[.O19]+[.P19]+[.Q19]+[.R19]+[.S19]" office:value-type="float" office:value="332" calcext:value-type="float">
            <text:p>33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4</text:p>
          </table:table-cell>
          <table:table-cell table:style-name="ce5" office:value-type="string" calcext:value-type="string">
            <text:p><text:a xlink:href="https://files.catbox.moe/hldx77.webm" xlink:type="simple">"Rainy lain" by Rie Takahashi</text:a></text:p>
          </table:table-cell>
          <table:table-cell table:style-name="ce7" table:formula="of:=[.D19]+1" office:value-type="float" office:value="19" calcext:value-type="float">
            <text:p>19</text:p>
          </table:table-cell>
          <table:table-cell table:style-name="ce7" table:formula="of:=[.F20]+[.G20]+[.H20]+[.I20]+[.J20]+[.K20]+[.L20]+[.M20]+[.N20]+[.O20]+[.P20]+[.Q20]+[.R20]+[.S20]" office:value-type="float" office:value="350" calcext:value-type="float">
            <text:p>35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5</text:p>
          </table:table-cell>
          <table:table-cell table:style-name="ce5" office:value-type="string" calcext:value-type="string">
            <text:p><text:a xlink:href="https://files.catbox.moe/4a64si.webm" xlink:type="simple">"Top of ocean" by Rie Takahashi</text:a></text:p>
          </table:table-cell>
          <table:table-cell table:style-name="ce7" table:formula="of:=[.D20]+1" office:value-type="float" office:value="20" calcext:value-type="float">
            <text:p>20</text:p>
          </table:table-cell>
          <table:table-cell table:style-name="ce7" table:formula="of:=[.F21]+[.G21]+[.H21]+[.I21]+[.J21]+[.K21]+[.L21]+[.M21]+[.N21]+[.O21]+[.P21]+[.Q21]+[.R21]+[.S21]" office:value-type="float" office:value="355" calcext:value-type="float">
            <text:p>35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8</text:p>
          </table:table-cell>
          <table:table-cell table:style-name="ce5" office:value-type="string" calcext:value-type="string">
            <text:p><text:a xlink:href="https://files.catbox.moe/aw2plm.webm" xlink:type="simple">"Fairy tale" by Rie Takahashi</text:a></text:p>
          </table:table-cell>
          <table:table-cell table:style-name="ce7" table:formula="of:=[.D21]+1" office:value-type="float" office:value="21" calcext:value-type="float">
            <text:p>21</text:p>
          </table:table-cell>
          <table:table-cell table:style-name="ce7" table:formula="of:=[.F22]+[.G22]+[.H22]+[.I22]+[.J22]+[.K22]+[.L22]+[.M22]+[.N22]+[.O22]+[.P22]+[.Q22]+[.R22]+[.S22]" office:value-type="float" office:value="356" calcext:value-type="float">
            <text:p>35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6</text:p>
          </table:table-cell>
          <table:table-cell table:style-name="ce5" office:value-type="string" calcext:value-type="string">
            <text:p><text:a xlink:href="https://files.catbox.moe/yilzdo.webm" xlink:type="simple">"Anata ni" by Rie Takahashi</text:a></text:p>
          </table:table-cell>
          <table:table-cell table:style-name="ce7" table:formula="of:=[.D22]+1" office:value-type="float" office:value="22" calcext:value-type="float">
            <text:p>22</text:p>
          </table:table-cell>
          <table:table-cell table:style-name="ce10" table:formula="of:=[.F23]+[.G23]+[.H23]+[.I23]+[.J23]+[.K23]+[.L23]+[.M23]+[.N23]+[.O23]+[.P23]+[.Q23]+[.R23]+[.S23]" office:value-type="float" office:value="365" calcext:value-type="float">
            <text:p>3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Zenonzard The Animation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gy4dcq.webm" xlink:type="simple">"Haitatekai Melancholy" by Rie Takahashi</text:a></text:p>
          </table:table-cell>
          <table:table-cell table:style-name="ce7" table:formula="of:=[.D23]+1" office:value-type="float" office:value="23" calcext:value-type="float">
            <text:p>23</text:p>
          </table:table-cell>
          <table:table-cell table:style-name="ce11" table:formula="of:=[.F24]+[.G24]+[.H24]+[.I24]+[.J24]+[.K24]+[.L24]+[.M24]+[.N24]+[.O24]+[.P24]+[.Q24]+[.R24]+[.S24]" office:value-type="float" office:value="365" calcext:value-type="float">
            <text:p>36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12</text:p>
          </table:table-cell>
          <table:table-cell table:style-name="ce5" office:value-type="string" calcext:value-type="string">
            <text:p><text:a xlink:href="https://files.catbox.moe/qndlt5.webm" xlink:type="simple">"Into the blue's (modern ver.)" by Rie Takahashi</text:a></text:p>
          </table:table-cell>
          <table:table-cell table:style-name="ce7" table:formula="of:=[.D24]+1" office:value-type="float" office:value="24" calcext:value-type="float">
            <text:p>24</text:p>
          </table:table-cell>
          <table:table-cell table:style-name="ce7" table:formula="of:=[.F25]+[.G25]+[.H25]+[.I25]+[.J25]+[.K25]+[.L25]+[.M25]+[.N25]+[.O25]+[.P25]+[.Q25]+[.R25]+[.S25]" office:value-type="float" office:value="373" calcext:value-type="float">
            <text:p>37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arakai Jouzu no Takagi-san 2</text:p>
          </table:table-cell>
          <table:table-cell table:style-name="ce2" office:value-type="string" calcext:value-type="string">
            <text:p>ED4</text:p>
          </table:table-cell>
          <table:table-cell table:style-name="ce5" office:value-type="string" calcext:value-type="string">
            <text:p><text:a xlink:href="https://files.catbox.moe/yicalm.webm" xlink:type="simple">"Arigatō" by Rie Takahashi</text:a></text:p>
          </table:table-cell>
          <table:table-cell table:style-name="ce7" table:formula="of:=[.D25]+1" office:value-type="float" office:value="25" calcext:value-type="float">
            <text:p>25</text:p>
          </table:table-cell>
          <table:table-cell table:style-name="ce7" table:formula="of:=[.F26]+[.G26]+[.H26]+[.I26]+[.J26]+[.K26]+[.L26]+[.M26]+[.N26]+[.O26]+[.P26]+[.Q26]+[.R26]+[.S26]" office:value-type="float" office:value="380" calcext:value-type="float">
            <text:p>38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sekai Cheat Magician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984dyl.webm" xlink:type="simple">"Chiisana Omoi" by Rie Takahashi</text:a></text:p>
          </table:table-cell>
          <table:table-cell table:style-name="ce7" table:formula="of:=[.D26]+1" office:value-type="float" office:value="26" calcext:value-type="float">
            <text:p>26</text:p>
          </table:table-cell>
          <table:table-cell table:style-name="ce7" table:formula="of:=[.F27]+[.G27]+[.H27]+[.I27]+[.J27]+[.K27]+[.L27]+[.M27]+[.N27]+[.O27]+[.P27]+[.Q27]+[.R27]+[.S27]" office:value-type="float" office:value="383" calcext:value-type="float">
            <text:p>38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i71xlq.webm" xlink:type="simple">"Muse" by Rie Takahashi</text:a></text:p>
          </table:table-cell>
          <table:table-cell table:style-name="ce7" table:formula="of:=[.D27]+1" office:value-type="float" office:value="27" calcext:value-type="float">
            <text:p>27</text:p>
          </table:table-cell>
          <table:table-cell table:style-name="ce7" table:formula="of:=[.F28]+[.G28]+[.H28]+[.I28]+[.J28]+[.K28]+[.L28]+[.M28]+[.N28]+[.O28]+[.P28]+[.Q28]+[.R28]+[.S28]" office:value-type="float" office:value="407" calcext:value-type="float">
            <text:p>40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10</text:p>
          </table:table-cell>
          <table:table-cell table:style-name="ce5" office:value-type="string" calcext:value-type="string">
            <text:p><text:a xlink:href="https://files.catbox.moe/jbualj.webm" xlink:type="simple">"Love song" by Rie Takahashi</text:a></text:p>
          </table:table-cell>
          <table:table-cell table:style-name="ce7" table:formula="of:=[.D28]+1" office:value-type="float" office:value="28" calcext:value-type="float">
            <text:p>28</text:p>
          </table:table-cell>
          <table:table-cell table:style-name="ce7" table:formula="of:=[.F29]+[.G29]+[.H29]+[.I29]+[.J29]+[.K29]+[.L29]+[.M29]+[.N29]+[.O29]+[.P29]+[.Q29]+[.R29]+[.S29]" office:value-type="float" office:value="423" calcext:value-type="float">
            <text:p>4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oe! Space Attendant Aoi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1" draw:text-style-name="P2" svg:width="320.6pt" svg:height="27.01pt" svg:x="739.05pt" svg:y="479.99pt" draw:caption-point-x="-11.54pt" draw:caption-point-y="-22.96pt">
              <dc:date>2021-05-30T00:00:00</dc:date>
              <text:p text:style-name="P1">Rie Takahashi + Marika Kouno + Yuki Nagaku</text:p>
            </office:annotation>
            <text:p><text:a xlink:href="https://files.catbox.moe/djispy.webm" xlink:type="simple">"Churata Churaha" by Earphones</text:a></text:p>
          </table:table-cell>
          <table:table-cell table:style-name="ce7" table:formula="of:=[.D29]+1" office:value-type="float" office:value="29" calcext:value-type="float">
            <text:p>29</text:p>
          </table:table-cell>
          <table:table-cell table:style-name="ce7" table:formula="of:=[.F30]+[.G30]+[.H30]+[.I30]+[.J30]+[.K30]+[.L30]+[.M30]+[.N30]+[.O30]+[.P30]+[.Q30]+[.R30]+[.S30]" office:value-type="float" office:value="424" calcext:value-type="float">
            <text:p>42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Re:Zero kara Hajimeru Isekai Seikatsu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2mulv7.webm" xlink:type="simple">"Bōya no Yume yo" by Rie Takahashi</text:a></text:p>
          </table:table-cell>
          <table:table-cell table:style-name="ce7" table:formula="of:=[.D30]+1" office:value-type="float" office:value="30" calcext:value-type="float">
            <text:p>30</text:p>
          </table:table-cell>
          <table:table-cell table:style-name="ce7" table:formula="of:=[.F31]+[.G31]+[.H31]+[.I31]+[.J31]+[.K31]+[.L31]+[.M31]+[.N31]+[.O31]+[.P31]+[.Q31]+[.R31]+[.S31]" office:value-type="float" office:value="460" calcext:value-type="float">
            <text:p>46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aligula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dm7xaj.webm" xlink:type="simple">"HYPNO" by Ari Ozawa, Minami Tanaka, Rie Murakawa, Rie Takahashi</text:a></text:p>
          </table:table-cell>
          <table:table-cell table:style-name="ce7" table:formula="of:=[.D31]+1" office:value-type="float" office:value="31" calcext:value-type="float">
            <text:p>31</text:p>
          </table:table-cell>
          <table:table-cell table:style-name="ce7" table:formula="of:=[.F32]+[.G32]+[.H32]+[.I32]+[.J32]+[.K32]+[.L32]+[.M32]+[.N32]+[.O32]+[.P32]+[.Q32]+[.R32]+[.S32]" office:value-type="float" office:value="466" calcext:value-type="float">
            <text:p>466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text:p><text:a xlink:href="https://files.catbox.moe/roivz5.webm" xlink:type="simple">"Borders" by Rie Takahashi</text:a></text:p>
          </table:table-cell>
          <table:table-cell table:style-name="ce7" table:formula="of:=[.D32]+1" office:value-type="float" office:value="32" calcext:value-type="float">
            <text:p>32</text:p>
          </table:table-cell>
          <table:table-cell table:style-name="ce7" table:formula="of:=[.F33]+[.G33]+[.H33]+[.I33]+[.J33]+[.K33]+[.L33]+[.M33]+[.N33]+[.O33]+[.P33]+[.Q33]+[.R33]+[.S33]" office:value-type="float" office:value="483" calcext:value-type="float">
            <text:p>48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text:p><text:a xlink:href="https://files.catbox.moe/kngpp5.webm" xlink:type="simple">"Slip out!" by Rie Takahashi</text:a></text:p>
          </table:table-cell>
          <table:table-cell table:style-name="ce7" table:formula="of:=[.D33]+1" office:value-type="float" office:value="33" calcext:value-type="float">
            <text:p>33</text:p>
          </table:table-cell>
          <table:table-cell table:style-name="ce7" table:formula="of:=[.F34]+[.G34]+[.H34]+[.I34]+[.J34]+[.K34]+[.L34]+[.M34]+[.N34]+[.O34]+[.P34]+[.Q34]+[.R34]+[.S34]" office:value-type="float" office:value="494" calcext:value-type="float">
            <text:p>49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9</text:p>
          </table:table-cell>
          <table:table-cell table:style-name="ce5" office:value-type="string" calcext:value-type="string">
            <text:p><text:a xlink:href="https://files.catbox.moe/mvgaum.webm" xlink:type="simple">"Slumber" by Rie Takahashi</text:a></text:p>
          </table:table-cell>
          <table:table-cell table:style-name="ce7" table:formula="of:=[.D34]+1" office:value-type="float" office:value="34" calcext:value-type="float">
            <text:p>34</text:p>
          </table:table-cell>
          <table:table-cell table:style-name="ce10" table:formula="of:=[.F35]+[.G35]+[.H35]+[.I35]+[.J35]+[.K35]+[.L35]+[.M35]+[.N35]+[.O35]+[.P35]+[.Q35]+[.R35]+[.S35]" office:value-type="float" office:value="497" calcext:value-type="float">
            <text:p>49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ne Room Second Season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text:p><text:a xlink:href="https://files.catbox.moe/04713u.webm" xlink:type="simple">"Poplar to Bokura no History" by Rie Takahashi</text:a></text:p>
          </table:table-cell>
          <table:table-cell table:style-name="ce7" table:formula="of:=[.D35]+1" office:value-type="float" office:value="35" calcext:value-type="float">
            <text:p>35</text:p>
          </table:table-cell>
          <table:table-cell table:style-name="ce11" table:formula="of:=[.F36]+[.G36]+[.H36]+[.I36]+[.J36]+[.K36]+[.L36]+[.M36]+[.N36]+[.O36]+[.P36]+[.Q36]+[.R36]+[.S36]" office:value-type="float" office:value="497" calcext:value-type="float">
            <text:p>49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Yuragi-sou no Yuuna-san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ntirxm.webm" xlink:type="simple">"Happen ~Kogarashi ni Fukarete~" by Eri Suzuki, Miyuri Shimabukuro, Rie Takahashi</text:a></text:p>
          </table:table-cell>
          <table:table-cell table:style-name="ce7" table:formula="of:=[.D36]+1" office:value-type="float" office:value="36" calcext:value-type="float">
            <text:p>36</text:p>
          </table:table-cell>
          <table:table-cell table:style-name="ce7" table:formula="of:=[.F37]+[.G37]+[.H37]+[.I37]+[.J37]+[.K37]+[.L37]+[.M37]+[.N37]+[.O37]+[.P37]+[.Q37]+[.R37]+[.S37]" office:value-type="float" office:value="509" calcext:value-type="float">
            <text:p>509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angyaku-sei Million Arthur 2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1" draw:text-style-name="P2" svg:width="320.6pt" svg:height="28.09pt" svg:x="739.05pt" svg:y="605.45pt" draw:caption-point-x="-11.54pt" draw:caption-point-y="-22.42pt">
              <dc:date>2021-05-30T00:00:00</dc:date>
              <text:p text:style-name="P1">Rie Takahashi + Himika Akaneya + Rina Hidaka + Suzuko Mimori + Yuu Serizawa + Nao Touyama</text:p>
            </office:annotation>
            <text:p><text:a xlink:href="https://files.catbox.moe/gfma4s.webm" xlink:type="simple">"PEARLY×PARTY" by Pearly☆Fairy</text:a></text:p>
          </table:table-cell>
          <table:table-cell table:style-name="ce7" table:formula="of:=[.D37]+1" office:value-type="float" office:value="37" calcext:value-type="float">
            <text:p>37</text:p>
          </table:table-cell>
          <table:table-cell table:style-name="ce7" table:formula="of:=[.F38]+[.G38]+[.H38]+[.I38]+[.J38]+[.K38]+[.L38]+[.M38]+[.N38]+[.O38]+[.P38]+[.Q38]+[.R38]+[.S38]" office:value-type="float" office:value="512" calcext:value-type="float">
            <text:p>51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kiba's Trip: The Animation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621.75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files.catbox.moe/6ldj3q.webm" xlink:type="simple">"Ikken Rakuchaku Go Yōjin" by Earphones</text:a></text:p>
          </table:table-cell>
          <table:table-cell table:style-name="ce7" table:formula="of:=[.D38]+1" office:value-type="float" office:value="38" calcext:value-type="float">
            <text:p>38</text:p>
          </table:table-cell>
          <table:table-cell table:style-name="ce7" table:formula="of:=[.F39]+[.G39]+[.H39]+[.I39]+[.J39]+[.K39]+[.L39]+[.M39]+[.N39]+[.O39]+[.P39]+[.Q39]+[.R39]+[.S39]" office:value-type="float" office:value="520" calcext:value-type="float">
            <text:p>5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isteners</text:p>
          </table:table-cell>
          <table:table-cell table:style-name="ce2" office:value-type="string" calcext:value-type="string">
            <text:p>ED11</text:p>
          </table:table-cell>
          <table:table-cell table:style-name="ce5" office:value-type="string" calcext:value-type="string">
            <text:p><text:a xlink:href="https://files.catbox.moe/6yw03o.webm" xlink:type="simple">"Listeners" by Rie Takahashi</text:a></text:p>
          </table:table-cell>
          <table:table-cell table:style-name="ce7" table:formula="of:=[.D39]+1" office:value-type="float" office:value="39" calcext:value-type="float">
            <text:p>39</text:p>
          </table:table-cell>
          <table:table-cell table:style-name="ce7" table:formula="of:=[.F40]+[.G40]+[.H40]+[.I40]+[.J40]+[.K40]+[.L40]+[.M40]+[.N40]+[.O40]+[.P40]+[.Q40]+[.R40]+[.S40]" office:value-type="float" office:value="522" calcext:value-type="float">
            <text:p>52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ic Girls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653.24pt" draw:caption-point-x="-11.54pt" draw:caption-point-y="-22.96pt">
              <dc:date>2021-05-30T00:00:00</dc:date>
              <text:p text:style-name="P1">Rie Takahashi + Hikaru Akao + Kaede Hondo + Saori Oonishi</text:p>
            </office:annotation>
            <text:p><text:a xlink:href="https://files.catbox.moe/t23sza.webm" xlink:type="simple">"Namida wa Misenai" by Comic Girls</text:a></text:p>
          </table:table-cell>
          <table:table-cell table:style-name="ce7" table:formula="of:=[.D40]+1" office:value-type="float" office:value="40" calcext:value-type="float">
            <text:p>40</text:p>
          </table:table-cell>
          <table:table-cell table:style-name="ce7" table:formula="of:=[.F41]+[.G41]+[.H41]+[.I41]+[.J41]+[.K41]+[.L41]+[.M41]+[.N41]+[.O41]+[.P41]+[.Q41]+[.R41]+[.S41]" office:value-type="float" office:value="528" calcext:value-type="float">
            <text:p>52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ono Subarashii Sekai ni Shukufuku wo! 2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okzp64.webm" xlink:type="simple">"Ouchi ni Kaeritai" by Ai Kayano, Rie Takahashi, Sora Amamiya</text:a></text:p>
          </table:table-cell>
          <table:table-cell table:style-name="ce7" table:formula="of:=[.D41]+1" office:value-type="float" office:value="41" calcext:value-type="float">
            <text:p>41</text:p>
          </table:table-cell>
          <table:table-cell table:style-name="ce7" table:formula="of:=[.F42]+[.G42]+[.H42]+[.I42]+[.J42]+[.K42]+[.L42]+[.M42]+[.N42]+[.O42]+[.P42]+[.Q42]+[.R42]+[.S42]" office:value-type="float" office:value="546" calcext:value-type="float">
            <text:p>54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okoro ga Sakebitagatterun da.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office:annotation draw:style-name="gr1" draw:text-style-name="P2" svg:width="320.6pt" svg:height="84.08pt" svg:x="739.05pt" svg:y="656.22pt" draw:caption-point-x="-11.54pt" draw:caption-point-y="5.56pt">
              <dc:date>2021-05-30T00:00:00</dc:date>
              <text:p text:style-name="P1">Rie Takahashi + Sora Amamiya + Kouhei Amasaki + Makoto Furukawa + Ikumi Hayama + Mariko Higashiuchi + Yoshimasa Hosoya + Shizuka Ishigami + Haruki Ishiya + Ai Kakuma + Ruuichi Kijima + Juri Kimura + Yurika Kubo + Ryouko Maekawa + Inori Minase + Marie Miyake + Takanori Ooyama + Ayaka Suwa + Masumi Tazawa + Hiromichi Tezuka + Kouki Uchiyama + Seiichirou Yamashita + Jun'ichi Yanagita + Yuna Yoshino</text:p>
            </office:annotation>
            <text:p><text:a xlink:href="https://files.catbox.moe/atoxiy.webm" xlink:type="simple">"Kokoro ga Sakebidasu ~ Anata no Namae Yobu yo" by Kokoro ga Sakebitagatterunda Cast</text:a></text:p>
          </table:table-cell>
          <table:table-cell table:style-name="ce7" table:formula="of:=[.D42]+1" office:value-type="float" office:value="42" calcext:value-type="float">
            <text:p>42</text:p>
          </table:table-cell>
          <table:table-cell table:style-name="ce7" table:formula="of:=[.F43]+[.G43]+[.H43]+[.I43]+[.J43]+[.K43]+[.L43]+[.M43]+[.N43]+[.O43]+[.P43]+[.Q43]+[.R43]+[.S43]" office:value-type="float" office:value="555" calcext:value-type="float">
            <text:p>55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sekai Quartet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pu8msk.webm" xlink:type="simple">"Isekai Girls♡Talk" by Yumi Hara, Sora Amamiya, Rie Takahashi, Aoi Yūki</text:a></text:p>
          </table:table-cell>
          <table:table-cell table:style-name="ce7" table:formula="of:=[.D43]+1" office:value-type="float" office:value="43" calcext:value-type="float">
            <text:p>43</text:p>
          </table:table-cell>
          <table:table-cell table:style-name="ce7" table:formula="of:=[.F44]+[.G44]+[.H44]+[.I44]+[.J44]+[.K44]+[.L44]+[.M44]+[.N44]+[.O44]+[.P44]+[.Q44]+[.R44]+[.S44]" office:value-type="float" office:value="556" calcext:value-type="float">
            <text:p>556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ono Subarashii Sekai ni Shukufuku wo! Kurenai Densetsu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fl1nod.webm" xlink:type="simple">"My Home Town" by Sora Amamiya, Rie Takahashi, Ai Kayano</text:a></text:p>
          </table:table-cell>
          <table:table-cell table:style-name="ce7" table:formula="of:=[.D44]+1" office:value-type="float" office:value="44" calcext:value-type="float">
            <text:p>44</text:p>
          </table:table-cell>
          <table:table-cell table:style-name="ce7" table:formula="of:=[.F45]+[.G45]+[.H45]+[.I45]+[.J45]+[.K45]+[.L45]+[.M45]+[.N45]+[.O45]+[.P45]+[.Q45]+[.R45]+[.S45]" office:value-type="float" office:value="563" calcext:value-type="float">
            <text:p>56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recure All Stars Movie: Minna de Utau♪ Kiseki no Mahou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mstjn0.webm" xlink:type="simple">"Muryokuna Senshi" by Rie Takahashi &amp; Yui Horie</text:a></text:p>
          </table:table-cell>
          <table:table-cell table:style-name="ce7" table:formula="of:=[.D45]+1" office:value-type="float" office:value="45" calcext:value-type="float">
            <text:p>45</text:p>
          </table:table-cell>
          <table:table-cell table:style-name="ce7" table:formula="of:=[.F46]+[.G46]+[.H46]+[.I46]+[.J46]+[.K46]+[.L46]+[.M46]+[.N46]+[.O46]+[.P46]+[.Q46]+[.R46]+[.S46]" office:value-type="float" office:value="570" calcext:value-type="float">
            <text:p>57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nge Vierge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2" draw:text-style-name="P2" svg:width="320.6pt" svg:height="28.09pt" svg:x="739.05pt" svg:y="747.21pt" draw:caption-point-x="-11.54pt" draw:caption-point-y="-22.45pt">
              <dc:date>2021-05-30T00:00:00</dc:date>
              <text:p text:style-name="P1">Rie Takahashi + Yuuka Aisaka + Yoshiko Ikuta <text:s/>+ Mai Ishihara + Nozomi Yamamoto</text:p>
            </office:annotation>
            <text:p><text:a xlink:href="https://openings.moe/video/AngeVierge-ED01-NCBD.webm" xlink:type="simple">"Link with U" by L.I.N.K.s</text:a></text:p>
          </table:table-cell>
          <table:table-cell table:style-name="ce7" table:formula="of:=[.D46]+1" office:value-type="float" office:value="46" calcext:value-type="float">
            <text:p>46</text:p>
          </table:table-cell>
          <table:table-cell table:style-name="ce7" table:formula="of:=[.F47]+[.G47]+[.H47]+[.I47]+[.J47]+[.K47]+[.L47]+[.M47]+[.N47]+[.O47]+[.P47]+[.Q47]+[.R47]+[.S47]" office:value-type="float" office:value="575" calcext:value-type="float">
            <text:p>57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Kono Subarashii Sekai ni Shukufuku wo!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as16ya.webm" xlink:type="simple">"Chiisana Bōkensha" by Sora Amamiya &amp; Rie Takahashi &amp; Ai Kayano</text:a></text:p>
          </table:table-cell>
          <table:table-cell table:style-name="ce7" table:formula="of:=[.D47]+1" office:value-type="float" office:value="47" calcext:value-type="float">
            <text:p>47</text:p>
          </table:table-cell>
          <table:table-cell table:style-name="ce7" table:formula="of:=[.F48]+[.G48]+[.H48]+[.I48]+[.J48]+[.K48]+[.L48]+[.M48]+[.N48]+[.O48]+[.P48]+[.Q48]+[.R48]+[.S48]" office:value-type="float" office:value="580" calcext:value-type="float">
            <text:p>58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houtsukai Precure! The Movie: Kiseki no Henshin! Cure Mofurun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gsd8zt.webm" xlink:type="simple">"Kirameku Chikai" by Rie Takahashi, Yui Horie, Saori Hayami, Ayaka Saitō</text:a></text:p>
          </table:table-cell>
          <table:table-cell table:style-name="ce7" table:formula="of:=[.D48]+1" office:value-type="float" office:value="48" calcext:value-type="float">
            <text:p>48</text:p>
          </table:table-cell>
          <table:table-cell table:style-name="ce7" table:formula="of:=[.F49]+[.G49]+[.H49]+[.I49]+[.J49]+[.K49]+[.L49]+[.M49]+[.N49]+[.O49]+[.P49]+[.Q49]+[.R49]+[.S49]" office:value-type="float" office:value="585" calcext:value-type="float">
            <text:p>585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Precure All Stars Movie: Minna de Utau♪ Kiseki no Mahou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3wppry.webm" xlink:type="simple">"Kangaete Mite" by Rie Takahashi, Yui Horie, Seiko Niizuma</text:a></text:p>
          </table:table-cell>
          <table:table-cell table:style-name="ce7" table:formula="of:=[.D49]+1" office:value-type="float" office:value="49" calcext:value-type="float">
            <text:p>49</text:p>
          </table:table-cell>
          <table:table-cell table:style-name="ce7" table:formula="of:=[.F50]+[.G50]+[.H50]+[.I50]+[.J50]+[.K50]+[.L50]+[.M50]+[.N50]+[.O50]+[.P50]+[.Q50]+[.R50]+[.S50]" office:value-type="float" office:value="607" calcext:value-type="float">
            <text:p>60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Gakkou Gurashi!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1" draw:text-style-name="P2" svg:width="320.6pt" svg:height="27.01pt" svg:x="739.05pt" svg:y="810.74pt" draw:caption-point-x="-11.54pt" draw:caption-point-y="-22.96pt">
              <dc:date>2021-05-30T00:00:00</dc:date>
              <text:p text:style-name="P1">Rie Takahashi + M・A・O + Inori Minase + Ari Ozawa</text:p>
            </office:annotation>
            <text:p><text:a xlink:href="https://files.catbox.moe/w1ueqa.webm" xlink:type="simple">"F・rie・n・d・Shi・ta・i" by Gakuen Seikatsu-bu</text:a></text:p>
          </table:table-cell>
          <table:table-cell table:style-name="ce7" table:formula="of:=[.D50]+1" office:value-type="float" office:value="50" calcext:value-type="float">
            <text:p>50</text:p>
          </table:table-cell>
          <table:table-cell table:style-name="ce7" table:formula="of:=[.F51]+[.G51]+[.H51]+[.I51]+[.J51]+[.K51]+[.L51]+[.M51]+[.N51]+[.O51]+[.P51]+[.Q51]+[.R51]+[.S51]" office:value-type="float" office:value="613" calcext:value-type="float">
            <text:p>61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ate/Grand Carnival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2" draw:text-style-name="P2" svg:width="320.6pt" svg:height="39.29pt" svg:x="739.05pt" svg:y="820.35pt" draw:caption-point-x="-11.54pt" draw:caption-point-y="-16.84pt">
              <dc:date>2021-05-30T00:00:00</dc:date>
              <text:p text:style-name="P1">Rie Takahashi + Saori Hayami + Mai Kadowaki + Ayako Kawasumi + Rumi Ookudo + Ayane Sakura + Minami Tanaka + Sakura Tange + Nao Touyama + Kana Ueda + Aoi Yuuki</text:p>
            </office:annotation>
            <text:p><text:a xlink:href="https://www.youtube.com/watch?v=MXvowfe4ExQ" xlink:type="simple">"Super☆Affection" by Fate/Grand Carnival Cast</text:a></text:p>
          </table:table-cell>
          <table:table-cell table:style-name="ce7" table:formula="of:=[.D51]+1" office:value-type="float" office:value="51" calcext:value-type="float">
            <text:p>51</text:p>
          </table:table-cell>
          <table:table-cell table:style-name="ce7" table:formula="of:=[.F52]+[.G52]+[.H52]+[.I52]+[.J52]+[.K52]+[.L52]+[.M52]+[.N52]+[.O52]+[.P52]+[.Q52]+[.R52]+[.S52]" office:value-type="float" office:value="618" calcext:value-type="float">
            <text:p>618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re ga Seiyuu!</text:p>
          </table:table-cell>
          <table:table-cell table:style-name="ce2" office:value-type="string" calcext:value-type="string">
            <text:p>ED2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842.26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files.catbox.moe/quqbq2.webm" xlink:type="simple">"Mimi no Naka e" by Earphones</text:a></text:p>
          </table:table-cell>
          <table:table-cell table:style-name="ce7" table:formula="of:=[.D52]+1" office:value-type="float" office:value="52" calcext:value-type="float">
            <text:p>52</text:p>
          </table:table-cell>
          <table:table-cell table:style-name="ce7" table:formula="of:=[.F53]+[.G53]+[.H53]+[.I53]+[.J53]+[.K53]+[.L53]+[.M53]+[.N53]+[.O53]+[.P53]+[.Q53]+[.R53]+[.S53]" office:value-type="float" office:value="629" calcext:value-type="float">
            <text:p>62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mic Girls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1" draw:text-style-name="P2" svg:width="320.6pt" svg:height="27.01pt" svg:x="739.05pt" svg:y="857.99pt" draw:caption-point-x="-11.54pt" draw:caption-point-y="-22.96pt">
              <dc:date>2021-05-30T00:00:00</dc:date>
              <text:p text:style-name="P1">Rie Takahashi + Hikaru Akao + Kaede Hondo + Saori Oonishi</text:p>
            </office:annotation>
            <text:p><text:a xlink:href="https://files.catbox.moe/mvqgoy.webm" xlink:type="simple">"Memories" by Comic Girls</text:a></text:p>
          </table:table-cell>
          <table:table-cell table:style-name="ce7" table:formula="of:=[.D53]+1" office:value-type="float" office:value="53" calcext:value-type="float">
            <text:p>53</text:p>
          </table:table-cell>
          <table:table-cell table:style-name="ce7" table:formula="of:=[.F54]+[.G54]+[.H54]+[.I54]+[.J54]+[.K54]+[.L54]+[.M54]+[.N54]+[.O54]+[.P54]+[.Q54]+[.R54]+[.S54]" office:value-type="float" office:value="635" calcext:value-type="float">
            <text:p>63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56" calcext:value-type="float">
            <text:p>5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re ga Seiyuu!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873.75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openings.moe/video/SoreGaSeiyuu!-ED01-NCBD.webm" xlink:type="simple">"Anata no Omimi ni Plug In!" by Earphones</text:a></text:p>
          </table:table-cell>
          <table:table-cell table:style-name="ce7" table:formula="of:=[.D54]+1" office:value-type="float" office:value="54" calcext:value-type="float">
            <text:p>54</text:p>
          </table:table-cell>
          <table:table-cell table:style-name="ce7" table:formula="of:=[.F55]+[.G55]+[.H55]+[.I55]+[.J55]+[.K55]+[.L55]+[.M55]+[.N55]+[.O55]+[.P55]+[.Q55]+[.R55]+[.S55]" office:value-type="float" office:value="642" calcext:value-type="float">
            <text:p>6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kiba's Trip: The Animation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889.51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files.catbox.moe/pya6se.webm" xlink:type="simple">"Yorokobi no Uta" by Earphones</text:a></text:p>
          </table:table-cell>
          <table:table-cell table:style-name="ce7" table:formula="of:=[.D55]+1" office:value-type="float" office:value="55" calcext:value-type="float">
            <text:p>55</text:p>
          </table:table-cell>
          <table:table-cell table:style-name="ce7" table:formula="of:=[.F56]+[.G56]+[.H56]+[.I56]+[.J56]+[.K56]+[.L56]+[.M56]+[.N56]+[.O56]+[.P56]+[.Q56]+[.R56]+[.S56]" office:value-type="float" office:value="678" calcext:value-type="float">
            <text:p>67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akugan: Armored Alliance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text:p><text:a xlink:href="https://files.catbox.moe/m16192.webm" xlink:type="simple">"PLANET HERO" by Rie Takahashi・Shunsuke Takeuchi</text:a></text:p>
          </table:table-cell>
          <table:table-cell table:style-name="ce7" table:formula="of:=[.D56]+1" office:value-type="float" office:value="56" calcext:value-type="float">
            <text:p>56</text:p>
          </table:table-cell>
          <table:table-cell table:style-name="ce7" table:formula="of:=[.F57]+[.G57]+[.H57]+[.I57]+[.J57]+[.K57]+[.L57]+[.M57]+[.N57]+[.O57]+[.P57]+[.Q57]+[.R57]+[.S57]" office:value-type="float" office:value="681" calcext:value-type="float">
            <text:p>68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kiba's Trip: The Animation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921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files.catbox.moe/h2euil.webm" xlink:type="simple">"Sankei Tōsen!" by Earphones</text:a></text:p>
          </table:table-cell>
          <table:table-cell table:style-name="ce7" table:formula="of:=[.D57]+1" office:value-type="float" office:value="57" calcext:value-type="float">
            <text:p>57</text:p>
          </table:table-cell>
          <table:table-cell table:style-name="ce7" table:formula="of:=[.F58]+[.G58]+[.H58]+[.I58]+[.J58]+[.K58]+[.L58]+[.M58]+[.N58]+[.O58]+[.P58]+[.Q58]+[.R58]+[.S58]" office:value-type="float" office:value="696" calcext:value-type="float">
            <text:p>69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Precure All Stars Movie: Minna de Utau♪ Kiseki no Mahou!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text:p><text:a xlink:href="https://files.catbox.moe/qeqtky.webm" xlink:type="simple">"Anata ga Iru kara" by Rie Takahashi, Yui Horie, Yu Shimamura, Masumi Asano, Hibiku Yamamura, Miyuki Sawashiro, Nao Tōyama, Shiho Kokido</text:a></text:p>
          </table:table-cell>
          <table:table-cell table:style-name="ce7" table:formula="of:=[.D58]+1" office:value-type="float" office:value="58" calcext:value-type="float">
            <text:p>58</text:p>
          </table:table-cell>
          <table:table-cell table:style-name="ce7" table:formula="of:=[.F59]+[.G59]+[.H59]+[.I59]+[.J59]+[.K59]+[.L59]+[.M59]+[.N59]+[.O59]+[.P59]+[.Q59]+[.R59]+[.S59]" office:value-type="float" office:value="697" calcext:value-type="float">
            <text:p>69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re ga Seiyuu!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952.5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openings.moe/video/SoreGaSeiyuu!-OP01-NCBD.webm" xlink:type="simple">"Sore ga Seiyū!" by Earphones</text:a></text:p>
          </table:table-cell>
          <table:table-cell table:style-name="ce7" table:formula="of:=[.D59]+1" office:value-type="float" office:value="59" calcext:value-type="float">
            <text:p>59</text:p>
          </table:table-cell>
          <table:table-cell table:style-name="ce7" table:formula="of:=[.F60]+[.G60]+[.H60]+[.I60]+[.J60]+[.K60]+[.L60]+[.M60]+[.N60]+[.O60]+[.P60]+[.Q60]+[.R60]+[.S60]" office:value-type="float" office:value="701" calcext:value-type="float">
            <text:p>70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enka Hyakken: Meiji-kan e Youkoso!</text:p>
          </table:table-cell>
          <table:table-cell table:style-name="ce2" office:value-type="string" calcext:value-type="string">
            <text:p>OP</text:p>
          </table:table-cell>
          <table:table-cell table:style-name="ce5" office:value-type="string" calcext:value-type="string">
            <office:annotation draw:style-name="gr2" draw:text-style-name="P2" svg:width="320.6pt" svg:height="28.09pt" svg:x="739.05pt" svg:y="967.72pt" draw:caption-point-x="-11.54pt" draw:caption-point-y="-22.45pt">
              <dc:date>2021-05-30T00:00:00</dc:date>
              <text:p text:style-name="P1">Rie Takahashi + Haruka Chisuga + Yuuko Oono + Hitomi Oowada + Haruka Shiraishi</text:p>
            </office:annotation>
            <text:p><text:a xlink:href="https://files.catbox.moe/u06en8.webm" xlink:type="simple">"Kurenai, Hana o Sakasete" by Ohanamishū Tsubaki-gumi</text:a></text:p>
          </table:table-cell>
          <table:table-cell table:style-name="ce7" table:formula="of:=[.D60]+1" office:value-type="float" office:value="60" calcext:value-type="float">
            <text:p>60</text:p>
          </table:table-cell>
          <table:table-cell table:style-name="ce7" table:formula="of:=[.F61]+[.G61]+[.H61]+[.I61]+[.J61]+[.K61]+[.L61]+[.M61]+[.N61]+[.O61]+[.P61]+[.Q61]+[.R61]+[.S61]" office:value-type="float" office:value="706" calcext:value-type="float">
            <text:p>706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houtsukai Precure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1o0zpf.webm" xlink:type="simple">"Futatsu no Negai" by Rie Takahashi &amp; Ayaka Saitō</text:a></text:p>
          </table:table-cell>
          <table:table-cell table:style-name="ce7" table:formula="of:=[.D61]+1" office:value-type="float" office:value="61" calcext:value-type="float">
            <text:p>61</text:p>
          </table:table-cell>
          <table:table-cell table:style-name="ce7" table:formula="of:=[.F62]+[.G62]+[.H62]+[.I62]+[.J62]+[.K62]+[.L62]+[.M62]+[.N62]+[.O62]+[.P62]+[.Q62]+[.R62]+[.S62]" office:value-type="float" office:value="712" calcext:value-type="float">
            <text:p>71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ore ga Seiyuu!</text:p>
          </table:table-cell>
          <table:table-cell table:style-name="ce2" office:value-type="string" calcext:value-type="string">
            <text:p>ED3</text:p>
          </table:table-cell>
          <table:table-cell table:style-name="ce5" office:value-type="string" calcext:value-type="string">
            <office:annotation draw:style-name="gr2" draw:text-style-name="P2" svg:width="320.6pt" svg:height="26.99pt" svg:x="739.05pt" svg:y="999.75pt" draw:caption-point-x="-11.54pt" draw:caption-point-y="-22.99pt">
              <dc:date>2021-05-30T00:00:00</dc:date>
              <text:p text:style-name="P1">Rie Takahashi + Marika Kouno + Yuki Nagaku</text:p>
            </office:annotation>
            <text:p><text:a xlink:href="https://files.catbox.moe/8489ja.webm" xlink:type="simple">"Hikari no Saki e" by Earphones</text:a></text:p>
          </table:table-cell>
          <table:table-cell table:style-name="ce7" table:formula="of:=[.D62]+1" office:value-type="float" office:value="62" calcext:value-type="float">
            <text:p>62</text:p>
          </table:table-cell>
          <table:table-cell table:style-name="ce7" table:formula="of:=[.F63]+[.G63]+[.H63]+[.I63]+[.J63]+[.K63]+[.L63]+[.M63]+[.N63]+[.O63]+[.P63]+[.Q63]+[.R63]+[.S63]" office:value-type="float" office:value="732" calcext:value-type="float">
            <text:p>73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56" calcext:value-type="float">
            <text:p>56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angyaku-sei Million Arthur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office:annotation draw:style-name="gr2" draw:text-style-name="P2" svg:width="320.6pt" svg:height="28.09pt" svg:x="739.05pt" svg:y="1014.97pt" draw:caption-point-x="-11.54pt" draw:caption-point-y="-22.45pt">
              <dc:date>2021-05-30T00:00:00</dc:date>
              <text:p text:style-name="P1">Rie Takahashi + Himika Akaneya + Rina Hidaka + Suzuko Mimori + Yuu Serizawa + Nao Touyama</text:p>
            </office:annotation>
            <text:p><text:a xlink:href="https://files.catbox.moe/urflxz.webm" xlink:type="simple">"KI-te MI-te HIT PARADE!" by Party☆Fairy</text:a></text:p>
          </table:table-cell>
          <table:table-cell table:style-name="ce7" table:formula="of:=[.D63]+1" office:value-type="float" office:value="63" calcext:value-type="float">
            <text:p>63</text:p>
          </table:table-cell>
          <table:table-cell table:style-name="ce7" table:formula="of:=[.F64]+[.G64]+[.H64]+[.I64]+[.J64]+[.K64]+[.L64]+[.M64]+[.N64]+[.O64]+[.P64]+[.Q64]+[.R64]+[.S64]" office:value-type="float" office:value="738" calcext:value-type="float">
            <text:p>73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sekai Quartet 2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zhkpcr.webm" xlink:type="simple">"Ponkotsu! Isekai Theater" by Sumire Uesaka, Rie Takahashi, Inori Minase, Saori Hayami</text:a></text:p>
          </table:table-cell>
          <table:table-cell table:style-name="ce7" table:formula="of:=[.D64]+1" office:value-type="float" office:value="64" calcext:value-type="float">
            <text:p>64</text:p>
          </table:table-cell>
          <table:table-cell table:style-name="ce7" table:formula="of:=[.F65]+[.G65]+[.H65]+[.I65]+[.J65]+[.K65]+[.L65]+[.M65]+[.N65]+[.O65]+[.P65]+[.Q65]+[.R65]+[.S65]" office:value-type="float" office:value="745" calcext:value-type="float">
            <text:p>74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houtsukai Precure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62wbrg.webm" xlink:type="simple">"Kirari☆100 Carat no Kiseki" by Rie Takahashi &amp; Yui Horie</text:a></text:p>
          </table:table-cell>
          <table:table-cell table:style-name="ce7" table:formula="of:=[.D65]+1" office:value-type="float" office:value="65" calcext:value-type="float">
            <text:p>65</text:p>
          </table:table-cell>
          <table:table-cell table:style-name="ce7" table:formula="of:=[.F66]+[.G66]+[.H66]+[.I66]+[.J66]+[.K66]+[.L66]+[.M66]+[.N66]+[.O66]+[.P66]+[.Q66]+[.R66]+[.S66]" office:value-type="float" office:value="788" calcext:value-type="float">
            <text:p>78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Gakkou Gurashi!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office:annotation draw:style-name="gr1" draw:text-style-name="P2" svg:width="320.6pt" svg:height="27.01pt" svg:x="739.05pt" svg:y="1062.74pt" draw:caption-point-x="-11.54pt" draw:caption-point-y="-22.96pt">
              <dc:date>2021-05-30T00:00:00</dc:date>
              <text:p text:style-name="P1">Rie Takahashi + M・A・O + Inori Minase + Ari Ozawa</text:p>
            </office:annotation>
            <text:p><text:a xlink:href="https://files.catbox.moe/8f463v.webm" xlink:type="simple">"Aogeba Toutoshi" by Gakuen Seikatsu-bu</text:a></text:p>
          </table:table-cell>
          <table:table-cell table:style-name="ce7" table:formula="of:=[.D66]+1" office:value-type="float" office:value="66" calcext:value-type="float">
            <text:p>66</text:p>
          </table:table-cell>
          <table:table-cell table:style-name="ce7" table:formula="of:=[.F67]+[.G67]+[.H67]+[.I67]+[.J67]+[.K67]+[.L67]+[.M67]+[.N67]+[.O67]+[.P67]+[.Q67]+[.R67]+[.S67]" office:value-type="float" office:value="794" calcext:value-type="float">
            <text:p>79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houtsukai Precure! The Movie: Kiseki no Henshin! Cure Mofurun!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dfsl7i.webm" xlink:type="simple">"Mahō a la Dōmo" by Rie Takahashi, Yui Horie, Saori Hayami</text:a></text:p>
          </table:table-cell>
          <table:table-cell table:style-name="ce7" table:formula="of:=[.D67]+1" office:value-type="float" office:value="67" calcext:value-type="float">
            <text:p>67</text:p>
          </table:table-cell>
          <table:table-cell table:style-name="ce7" table:formula="of:=[.F68]+[.G68]+[.H68]+[.I68]+[.J68]+[.K68]+[.L68]+[.M68]+[.N68]+[.O68]+[.P68]+[.Q68]+[.R68]+[.S68]" office:value-type="float" office:value="812" calcext:value-type="float">
            <text:p>81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2" table:style-name="ce12" office:value-type="float" office:value="69" calcext:value-type="float">
            <text:p>6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ahoutsukai Precure!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vw3kwr.webm" xlink:type="simple">"CURE UP↑RA♡PA☆PA ~Hohoemi ni Naru Mahō~" by Rie Takahashi &amp; Yui Horie</text:a></text:p>
          </table:table-cell>
          <table:table-cell table:style-name="ce7" table:formula="of:=[.D68]+1" office:value-type="float" office:value="68" calcext:value-type="float">
            <text:p>68</text:p>
          </table:table-cell>
          <table:table-cell table:style-name="ce7" table:formula="of:=[.F69]+[.G69]+[.H69]+[.I69]+[.J69]+[.K69]+[.L69]+[.M69]+[.N69]+[.O69]+[.P69]+[.Q69]+[.R69]+[.S69]" office:value-type="float" office:value="818" calcext:value-type="float">
            <text:p>81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akugan: Armored Alliance</text:p>
          </table:table-cell>
          <table:table-cell table:style-name="ce2" office:value-type="string" calcext:value-type="string">
            <text:p>ED</text:p>
          </table:table-cell>
          <table:table-cell table:style-name="ce5" office:value-type="string" calcext:value-type="string">
            <text:p><text:a xlink:href="https://files.catbox.moe/rnrzu7.webm" xlink:type="simple">"Go! Bakugan Blow!" by Shunsuke Takeuchi・Rie Takahashi</text:a></text:p>
          </table:table-cell>
          <table:table-cell table:style-name="ce7" table:formula="of:=[.D69]+1" office:value-type="float" office:value="69" calcext:value-type="float">
            <text:p>69</text:p>
          </table:table-cell>
          <table:table-cell table:style-name="ce7" table:formula="of:=[.F70]+[.G70]+[.H70]+[.I70]+[.J70]+[.K70]+[.L70]+[.M70]+[.N70]+[.O70]+[.P70]+[.Q70]+[.R70]+[.S70]" office:value-type="float" office:value="888" calcext:value-type="float">
            <text:p>88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0" calcext:value-type="float">
            <text:p>70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ukumenkei Noise</text:p>
          </table:table-cell>
          <table:table-cell table:style-name="ce2" office:value-type="string" calcext:value-type="string">
            <text:p>IN</text:p>
          </table:table-cell>
          <table:table-cell table:style-name="ce5" office:value-type="string" calcext:value-type="string">
            <text:p><text:a xlink:href="https://files.catbox.moe/h7mgg5.webm" xlink:type="simple">"Kirakira Boshi" by Rie Takahashi &amp; Saori Hayami</text:a></text:p>
          </table:table-cell>
          <table:table-cell table:style-name="ce7" table:formula="of:=[.D70]+1" office:value-type="float" office:value="70" calcext:value-type="float">
            <text:p>70</text:p>
          </table:table-cell>
          <table:table-cell table:style-name="ce7" table:formula="of:=[.F71]+[.G71]+[.H71]+[.I71]+[.J71]+[.K71]+[.L71]+[.M71]+[.N71]+[.O71]+[.P71]+[.Q71]+[.R71]+[.S71]" office:value-type="float" office:value="971" calcext:value-type="float">
            <text:p>971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3" table:style-name="ce12" office:value-type="float" office:value="70" calcext:value-type="float">
            <text:p>70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3" table:style-name="ce12" office:value-type="float" office:value="70" calcext:value-type="float">
            <text:p>70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style-name="ce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49" meta:object-count="0"/>
    <meta:generator>LibreOfficeDev/6.0.5.2$Linux_X86_64 LibreOffice_project/</meta:generator>
  </office:meta>
</office:document-meta>
</file>